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5-C" table:style-name="ta1">
        <table:shapes>
          <draw:frame draw:z-index="0" draw:style-name="gr1" draw:text-style-name="P1" svg:width="453.29pt" svg:height="255.26pt" svg:x="244.2pt" svg:y="12.81pt">
            <loext:p/>
            <draw:object draw:notify-on-update-of-ranges="'Task5-C'.A1:'Task5-C'.A1 'Task5-C'.A2:'Task5-C'.A6 'Task5-C'.B1:'Task5-C'.B1 'Task5-C'.B2:'Task5-C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reads [n]</text:p>
          </table:table-cell>
          <table:table-cell office:value-type="string" calcext:value-type="string">
            <text:p>Time [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8745" calcext:value-type="float">
            <text:p>0.39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4532" calcext:value-type="float">
            <text:p>0.254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3526" calcext:value-type="float">
            <text:p>0.183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0539" calcext:value-type="float">
            <text:p>0.130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1693" calcext:value-type="float">
            <text:p>0.171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23:39:27.685746988</dc:date>
    <meta:editing-duration>PT2M10S</meta:editing-duration>
    <meta:editing-cycles>1</meta:editing-cycles>
    <meta:document-statistic meta:table-count="1" meta:cell-count="12" meta:object-count="1"/>
    <meta:generator>LibreOffice/5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title svg:x="5.293cm" svg:y="0.316cm" chart:style-name="ch2">
          <text:p>Time/Threads dependency</text:p>
        </chart:title>
        <chart:legend chart:legend-position="end" svg:x="13.967cm" svg:y="4.204cm" style:legend-expansion="high" chart:style-name="ch3"/>
        <chart:plot-area chart:style-name="ch4" table:cell-range-address="'Task5-C'.A1:'Task5-C'.B6" chart:data-source-has-labels="both" svg:x="1.33cm" svg:y="1.275cm" svg:width="12.318cm" svg:height="6.57cm">
          <chartooo:coordinate-region svg:x="2.242cm" svg:y="1.474cm" svg:width="11.219cm" svg:height="5.724cm"/>
          <chart:axis chart:dimension="x" chart:name="primary-x" chart:style-name="ch5" chartooo:axis-type="auto">
            <chartooo:date-scale/>
            <chart:title svg:x="6.625cm" svg:y="8.025cm" chart:style-name="ch6">
              <text:p>Threads [n]</text:p>
            </chart:title>
            <chart:categories table:cell-range-address="'Task5-C'.A2:'Task5-C'.A6"/>
            <chart:grid chart:style-name="ch7" chart:class="major"/>
          </chart:axis>
          <chart:axis chart:dimension="y" chart:name="primary-y" chart:style-name="ch5">
            <chart:title svg:x="0.451cm" svg:y="5.173cm" chart:style-name="ch8">
              <text:p>Time [s]</text:p>
            </chart:title>
            <chart:grid chart:style-name="ch7" chart:class="major"/>
          </chart:axis>
          <chart:series chart:style-name="ch9" chart:values-cell-range-address="'Task5-C'.B2:'Task5-C'.B6" chart:label-cell-address="'Task5-C'.B1:'Task5-C'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s]</text:p>
                <draw:g>
                  <svg:desc>'Task5-C'.B1:'Task5-C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sk5-C'.A2:'Task5-C'.A6</svg:desc>
                </draw:g>
              </table:table-cell>
              <table:table-cell office:value-type="float" office:value="0.398745">
                <text:p>0.398745</text:p>
                <draw:g>
                  <svg:desc>'Task5-C'.B2:'Task5-C'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4532">
                <text:p>0.2545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3526">
                <text:p>0.1835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0539">
                <text:p>0.1305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1693">
                <text:p>0.171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